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4-12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4-01-0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3-01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1-01-0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20-01-02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8-12-3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8-01-0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7-01-04 21:37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6-01-04 15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5-01-05 15:2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48100391901</text:p>
          </table:table-cell>
          <table:table-cell office:value-type="string" calcext:value-type="string">
            <text:p>2014-01-07 16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